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ink href='http://fonts.googleapis.com/css?family=Quicksand' rel='stylesheet' type='text/css'&gt;<text:line-break/>&lt;style&gt; .fond { width: 590px; height: auto; background-image : url(http://zupimages.net/up/14/06/tu5w.png);padding-top:20px;padding-bottom:40px; } .intitule { background-color:#EFEFEF;padding:2px; width:120px;border-bottom:1px solid #AD8FA1;margin-bottom:3px;display:inline-block;text-align:left;margin-right:5px;text-transform: uppercase;font-size:10px;} .reponse { width:100px;padding:3px;border-bottom: 1px solid #AD8FA1;margin-bottom:3px;display:inline-block;text-align:right;} .droite { width:260px;background-color:#E5E5E5;padding-top:5px;padding-bottom:5px;float:left;margin-left:20px;overflow:auto;height:195px;} .gauche {width:268px;background-color:#E5E5E5;padding:5px;float:right;margin-right:20px;height:195px;overflow:auto;text-align:justify;}.titre {font-family: 'Quicksand', sans-serif; font-size: 32px; text-transform: uppercase; padding-top: 15px; color: #191919; letter-spacing:-2px;} .histoire {width:90%;margin:20px; background-color:#E5E5E5;padding:10px;text-align:justify;}&lt;/style&gt;<text:line-break/><text:line-break/>&lt;center&gt;&lt;img src="http://image.noelshack.com/fichiers/2018/06/2/1517955864-590x250.png"/&gt;&lt;!--<text:line-break/>IMAGE DU HAUT<text:line-break/><text:line-break/>--&gt;&lt;div style="width: 590px; height: 10px; background-color: #191919;"&gt;&lt;div style="width: 60px; height: 60px; background-color:#EFEFEF; border-radius: 60px; border: 5px solid #191919; position:relative;left:-10px; top:-35px;"&gt;&lt;div style="font-size: 50px; text-transform: uppercase;font-weight:normal;margin-top:20px;"&gt;1&lt;/div&gt;&lt;/div&gt;&lt;/div&gt;&lt;!--<text:line-break/><text:line-break/>--&gt;&lt;div class="fond"&gt;&lt;div class="titre"&gt;Identité de Votre Personnage&lt;/div&gt;<text:line-break/>&lt;div class="droite"&gt;&lt;div class="intitule"&gt;Nom : &lt;/div&gt;&lt;div class="reponse"&gt;Du Couteau&lt;/div&gt;<text:line-break/>&lt;div class="intitule"&gt;Prénom : &lt;/div&gt;&lt;div class="reponse"&gt;Chloé&lt;/div&gt;<text:line-break/>&lt;div class="intitule"&gt;Age : &lt;/div&gt;&lt;div class="reponse"&gt;22 ans&lt;/div&gt;<text:line-break/>&lt;div class="intitule"&gt;Nationalité : &lt;/div&gt;&lt;div class="reponse"&gt;française&lt;/div&gt;<text:line-break/>&lt;div class="intitule"&gt;Groupe RP: &lt;/div&gt;&lt;div class="reponse"&gt;Humain&lt;/div&gt;<text:line-break/>&lt;div class="intitule"&gt;Date de naissance : &lt;/div&gt;&lt;div class="reponse"&gt;21 mars&lt;/div&gt;<text:line-break/>&lt;div class="intitule"&gt;Avatar : &lt;/div&gt;&lt;div class="reponse"&gt;blblblbl&lt;/div&gt;<text:line-break/>&lt;/div&gt; &lt;!--<text:line-break/><text:line-break/><text:line-break/>--&gt;&lt;div class="gauche"&gt; &lt;div class="intitule" style="width:150px;"&gt;Situation familiale : &lt;/div&gt;<text:line-break/>En froid avec ses parents.<text:line-break/><text:line-break/>&lt;div class="intitule" style="width:150px;"&gt;Situation professionnelle : &lt;/div&gt;<text:line-break/>Etudiante en arts dramatiques, bosse au DoMc pour se payer à bouffer.<text:line-break/><text:line-break/>&lt;/div&gt;&lt;div style="clear:both;"&gt;&lt;/div&gt;&lt;/div&gt;&lt;!--<text:line-break/>--&gt;&lt;div style="width: 590px; height: 10px; background-color: #191919;"&gt;&lt;div style="width: 60px; height: 60px; background-color:#EFEFEF; border-radius: 60px; border: 5px solid #191919; position:relative;left:-10px; top:-35px;"&gt;&lt;div style="font-size: 50px; text-transform: uppercase;font-weight:normal;margin-top:20px;"&gt;2&lt;/div&gt;&lt;/div&gt;&lt;/div&gt;&lt;!--<text:line-break/><text:line-break/>--&gt;&lt;div class="fond"&gt; &lt;div class="titre"&gt;Qui es-tu ? &lt;/div&gt;<text:line-break/>&lt;div class="droite" style="text-align:justify;padding:5px;"&gt;[b]CARACTÈRE - [/b]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text:soft-page-break/>conspiratione concordi, ut fingerent quaedam et cognita duplicarent in peius, laudes vero supprimerent Caesaris, quas invitis conpluribus formido malorum inpendentium exprimebat.&lt;/div&gt;&lt;!--<text:line-break/><text:line-break/>--&gt;&lt;div class="gauche" style="padding:5px;"&gt;[b]PHYSIQUE -[/b]</text:p>
      <text:p text:style-name="Standard">&lt;/div&gt;&lt;div style="clear:both;"&gt;&lt;/div&gt;&lt;!--<text:line-break/><text:line-break/>--&gt;&lt;div class="histoire"&gt;[b]HISTOIRE - [/b]</text:p>
      <text:p text:style-name="Standard">Tout commença il y a deux décennies</text:p>
      <text:p text:style-name="Standard">Lorsque loin, de l'autre côté de l'océan</text:p>
      <text:p text:style-name="Standard">Un beau matin, à l'aurore du printemps</text:p>
      <text:p text:style-name="Standard">La première fille des Du Couteau naquit</text:p>
      <text:p text:style-name="Standard"/>
      <text:p text:style-name="Standard">Chloé est née au sein d'une richissime famille française. Elle n'a jamais trop su comment ses parents gagnaient autant d'argent, ni même quel était vraiment leur métier. Quelque chose en rapport avec la bourse, ou la banque. Ou les deux. Elle n'y portait que peu d'intérêt. Toujours était-il que les DuCouteau n'ont jamais vraiment été dans le besoin, au contraire. Ils avaient un rythme de vie digne des plus grandes familles nobles de la grande époque. Mais également les mêmes coutumes. A la maison, c'est le personnel qui s'occupe de tout. Domestiques, cuisinier, chauffeur... Tutrice, aussi. Car l'inconvénient lorsque l'on fait un métier aussi prenant, c'est qu'on a peu de temps pour s'occuper de sa progéniture. Alors il faut bien que quelqu'un le fasse pour vous. Ainsi, Chloé grandit dans un environnement aseptisé, dépourvu de chaleur familiale. Dépourvu de toute présence familiale, en fait.</text:p>
      <text:p text:style-name="Standard"/>
      <text:p text:style-name="Standard">L'histoire de la gamine riche</text:p>
      <text:p text:style-name="Standard">Aux parents aux abonnés absents</text:p>
      <text:p text:style-name="Standard">Caricature, me diras-tu, pastiche</text:p>
      <text:p text:style-name="Standard">Et je ne pourrai dire que tu mens</text:p>
      <text:p text:style-name="Standard"/>
      <text:p text:style-name="Standard">Bien sûr, rapidement arriva l'école. Mais en dehors des cours, le maître-mot de la vie de notre petite tête blonde était « solitude ». Alors il fallait bien chercher à s'occuper. L'avantage de vivre dans un manoir, c'est qu'on y trouve souvent une bibliothèque. Celui des Du Couteau ne faisait pas exception à la règle, et c'est dans les livres que Chloé apprit à s'évader. Tout y passait : mythes, légendes, fables... Elle dévora des centaines et des centaines d'histoire avec le même appétit pendant des années, développant ainsi une imagination débordante ainsi qu'une passion ardente pour les contes. La jeune fille passait le plus clair de son temps avachie au milieu des rangées d'ouvrages, et commença rapidement à imaginer ses propres histoires lorsque celles de ses antiques poètes favoris ne lui suffirent plus. Ce n'étaient que des bribes de récits inventés par une enfant, mais qui témoignaient d'un engouement inégalé.</text:p>
      <text:p text:style-name="Standard"/>
      <text:p text:style-name="Standard">Elle a dix ans lorsque la nouvelle tombe</text:p>
      <text:p text:style-name="Standard">Cette nouvelle responsabilité qui soudain lui incombe</text:p>
      <text:p text:style-name="Standard">S'ensuit la joie, le doute, la peur</text:p>
      <text:p text:style-name="Standard">Fini la solitude, elle va être grande sœur.</text:p>
      <text:p text:style-name="Standard"/>
      <text:p text:style-name="Standard">L'information avait de quoi surprendre. Quand on connaissait avec quelle implication ils s'étaient occupés de leur fille aînée, on pouvait décemment se demander dans quel monde les Du Couteau pouvaient avoir ne serait-ce qu'envisagé d'avoir un deuxième enfant. Certains prétendirent que monsieur voulait un fils, d'autres que c'était une simple conséquence du fait qu'en bons cul-bénis, la contraception était prohibée par chez eux -ce qui en aurait dit long sur la fréquence de leurs rapports. En attendant, les faits étaient là : Chloé allait avoir une petite sœur. Si la perspective d'avoir quelqu'un avec qui passer ses journées et partager ses loisirs avait quelque chose de <text:soft-page-break/>réconfortant, elle était cependant lucide sur </text:p>
      <text:p text:style-name="Standard"/>
      <text:p text:style-name="Standard">&lt;/div&gt;&lt;!--<text:line-break/><text:line-break/>--&gt;&lt;/div&gt;&lt;div style="font-family: arial;font-size:9px; opacity:0.5; padding-right: 10px;text-transform: uppercase; "&gt;(c) Reira de [url=http://libre-graph.forumperso.com/]LibreGraph'[/url]&lt;/div&gt;&lt;/div&gt;<text:line-break/><text:line-break/>&lt;link href='http://fonts.googleapis.com/css?family=Raleway:100' rel='stylesheet' type='text/css'&gt; </text:p>
      <text:p text:style-name="P1">Tout commença il y a deux décennies</text:p>
      <text:p text:style-name="Standard">Lorsque loin, de l'autre côté de l'océan</text:p>
      <text:p text:style-name="Standard">Un beau matin, à l'aurore du printemps</text:p>
      <text:p text:style-name="Standard">La première fille des Du Couteau naquit</text:p>
      <text:p text:style-name="Standard"/>
      <text:p text:style-name="Standard">Son enfance ne fut pas malheureuse</text:p>
      <text:p text:style-name="Standard">Elle ne fut jamais dans le besoin</text:p>
      <text:p text:style-name="Standard">Domestiques, cuisinier, coiffeuse</text:p>
      <text:p text:style-name="Standard">La petite Chloé ne manquait de rien</text:p>
      <text:p text:style-name="Standard"/>
      <text:p text:style-name="Standard">A part peut-être de ses parents</text:p>
      <text:p text:style-name="Standard">Mais comprends-tu mon enfant</text:p>
      <text:p text:style-name="Standard">Que ce n'est pas en flânant</text:p>
      <text:p text:style-name="Standard">Qu'on érige un empire aussi grand</text:p>
      <text:p text:style-name="Standard"/>
      <text:p text:style-name="Standard">L'histoire de la gamine riche</text:p>
      <text:p text:style-name="Standard">Aux parents aux abonnés absents</text:p>
      <text:p text:style-name="Standard">Caricature, me diras-tu, pastiche</text:p>
      <text:p text:style-name="Standard">Et je ne pourrai dire que tu mens</text:p>
      <text:p text:style-name="Standard"/>
      <text:p text:style-name="Standard">Cette strophe était gratuite</text:p>
      <text:p text:style-name="Standard">N'apportait rien à cette histoire ridicule</text:p>
      <text:p text:style-name="Standard">Me permettant de meubler sans scrupule</text:p>
      <text:p text:style-name="Standard">Trop courte étant la suite</text:p>
      <text:p text:style-name="Standard"/>
      <text:p text:style-name="Standard">Comment s'occupe-t-on</text:p>
      <text:p text:style-name="Standard">Quand on est seule, sans ami,</text:p>
      <text:p text:style-name="Standard">Dans une famille de cul-béni</text:p>
      <text:p text:style-name="Standard">A part en écoutant des chansons ?</text:p>
      <text:p text:style-name="Standard"/>
      <text:p text:style-name="Standard">Tout y passe, contes, fables, légendes</text:p>
      <text:p text:style-name="Standard">Toutes les histoires sont bonnes à entendre</text:p>
      <text:p text:style-name="Standard">En livre ou en film, Chloé en est friande</text:p>
      <text:p text:style-name="Standard">…</text:p>
      <text:p text:style-name="Standard"/>
      <text:p text:style-name="Standard">Le temps passe et Chloé grandit</text:p>
      <text:p text:style-name="Standard">Elle développe son imagination</text:p>
      <text:p text:style-name="Standard">Les légendes et les fables deviennent une passion</text:p>
      <text:p text:style-name="Standard">Ses livres sont sa vie.</text:p>
      <text:p text:style-name="Standard"/>
      <text:p text:style-name="Standard">Elle a dix ans lorsque la nouvelle tombe</text:p>
      <text:p text:style-name="Standard">Cette nouvelle responsabilité qui soudain lui incombe</text:p>
      <text:p text:style-name="Standard">S'ensuit la joie, le doute, la peur</text:p>
      <text:p text:style-name="Standard">Fini la solitude, elle va être grande sœur.</text:p>
      <text:p text:style-name="Standard"/>
      <text:p text:style-name="Standard">Que voilà une drôle d'idée</text:p>
      <text:p text:style-name="Standard">Quand on sait qu'à leur fille ils n'ont pas fait de cadeau</text:p>
      <text:p text:style-name="Standard">Ne pas reproduire les erreurs du passé</text:p>
      <text:p text:style-name="Standard">Chassez le naturel, il revient au galop</text:p>
      <text:p text:style-name="Standard"/>
      <text:p text:style-name="Standard">Les années passent, passe le temps</text:p>
      <text:p text:style-name="Standard">Et leurs parents toujours aux abonnés abs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8-02-20T23:15:12.92</meta:creation-date>
    <dc:date>2018-02-26T00:14:15.06</dc:date>
    <meta:editing-duration>P2DT15H48M23S</meta:editing-duration>
    <meta:editing-cycles>167</meta:editing-cycles>
    <meta:generator>OpenOffice/4.1.2$Win32 OpenOffice.org_project/412m3$Build-9782</meta:generator>
    <meta:document-statistic meta:table-count="0" meta:image-count="0" meta:object-count="0" meta:page-count="4" meta:paragraph-count="60" meta:word-count="1041" meta:character-count="8470"/>
  </office:meta>
</office:document-meta>
</file>